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T1" style:family="text">
      <style:text-properties fo:font-size="18pt" style:font-size-asian="16pt" style:font-size-complex="16pt"/>
    </style:style>
    <style:style style:name="T2" style:family="text">
      <style:text-properties fo:font-size="22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perimento 1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Dataset: BRA-TRANSPOSED.csv</text:p>
            <text:p/>
            <text:p>Índices socioeconômicos somente do Brasil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fig 1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ttributes: </text:p>
                <text:p/>
              </text:list-item>
            </text:list>
            <text:p>pop_growth<text:tab/><text:tab/><text:tab/>Setup: Between starndard deviation</text:p>
            <text:p>per_capita<text:tab/> <text:s text:c="2"/><text:tab/><text:tab/>Setup: Above starndard deviation</text:p>
            <text:p>life_exp<text:tab/><text:tab/><text:tab/><text:tab/>Setup: Above starndard deviation</text:p>
            <text:p>mort_under5<text:tab/><text:tab/>Setup: Between starndard deviation</text:p>
            <text:p>escol_sec<text:tab/><text:tab/><text:tab/>Setup: Between starndard deviation</text:p>
            <text:p>Imuniza12-23<text:tab/><text:tab/>Setup: Between starndard deviation</text:p>
            <text:p>Infla<text:tab/><text:tab/><text:tab/><text:tab/><text:tab/>Setup: Between starndard deviation</text:p>
            <text:p>InvestExterno<text:tab/><text:tab/>Setup: Above starndard deviation</text:p>
            <text:p>Export<text:tab/><text:tab/><text:tab/><text:tab/>Setup: Between starndard deviation</text:p>
            <text:p>Import<text:tab/><text:tab/><text:tab/><text:tab/>Setup: Between starndard devi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drões encontrad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header>
                <text:p/>
              </text:list-header>
              <text:list-item>
                <text:p>STARTS(pop_growth;Imuniza12-23), STARTS(pop_growth;infla), OVERLAPS(pop_growth;escol_sec), OVERLAPS(pop_growth;export), OVERLAPS(pop_growth;import), OVERLAPS(pop_growth;mort_under5),</text:p>
                <text:p/>
              </text:list-item>
              <text:list-item>
                <text:p>STARTS(infla;Imuniza12-23), OVERLAPS(infla;escol_sec), OVERLAPS(infla;export),</text:p>
                <text:p/>
              </text:list-item>
              <text:list-item>
                <text:p>EQUAL(escol_sec;export),</text:p>
                <text:p/>
              </text:list-item>
              <text:list-item>
                <text:p>STARTS(investExterno;escol_sec), STARTS(investExterno;export), STARTS(investExterno;import), MEETS(investExterno;per_capita), MEETS(investExterno;mort_under5),</text:p>
                <text:p/>
              </text:list-item>
              <text:list-item>
                <text:p>EQUAL(export;escol_sec),</text:p>
                <text:p/>
              </text:list-item>
              <text:list-item>
                <text:p>STARTS(import;escol_sec), STARTS(import;export),</text:p>
                <text:p/>
              </text:list-item>
              <text:list-item>
                <text:p>STARTS(per_capita;mort_under5),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gra gerada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<text:span text:style-name="T1">["['OVERLAPS(pop_growth;escol_sec)'", " 'OVERLAPS(pop_growth;export)'", " </text:span><text:span text:style-name="T1">'OVERLAPS(pop_growth;import)'", " 'OVERLAPS(pop_growth;mort_under5)'", " </text:span><text:span text:style-name="T1">'STARTS(pop_growth;Imuniza12-23)']</text:span></text:p>
                <text:p><text:span text:style-name="T1">→</text:span><text:span text:style-name="T1">['STARTS(pop_growth;infla)']</text:span></text:p>
                <text:p><text:span text:style-name="T2"/></text:p>
              </text:list-header>
            </text:list>
            <text:p><text:span text:style-name="T2">sup: 0.111 </text:span></text:p>
            <text:p><text:span text:style-name="T2">Conf:1.0</text:span></text:p>
            <text:p><text:span text:style-name="T2">Lift: 9.0</text:span></text:p>
            <text:p><text:span text:style-name="T2">conviction: 0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781271DC9D224A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0T10:56:46.680898164</meta:creation-date>
    <meta:editing-duration>PT13M31S</meta:editing-duration>
    <meta:editing-cycles>11</meta:editing-cycles>
    <meta:generator>LibreOffice/6.1.5.2$Linux_X86_64 LibreOffice_project/10$Build-2</meta:generator>
    <dc:title>Bright Blue</dc:title>
    <dc:date>2020-03-20T11:10:21.303332264</dc:date>
    <meta:document-statistic meta:object-count="38"/>
  </office:meta>
</office:document-meta>
</file>